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5.906cm"/>
    </style:style>
    <style:style style:name="Table1.C" style:family="table-column">
      <style:table-column-properties style:column-width="6.491cm"/>
    </style:style>
    <style:style style:name="Table1.A1" style:family="table-cell">
      <style:table-cell-properties style:vertical-align="middle" fo:padding="0.265cm" fo:border="0.05pt solid #9e9e9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5.255cm"/>
    </style:style>
    <style:style style:name="Table2.B" style:family="table-column">
      <style:table-column-properties style:column-width="5.593cm"/>
    </style:style>
    <style:style style:name="Table2.C" style:family="table-column">
      <style:table-column-properties style:column-width="6.152cm"/>
    </style:style>
    <style:style style:name="Table2.A1" style:family="table-cell">
      <style:table-cell-properties style:vertical-align="middle" fo:padding="0.265cm" fo:border="0.05pt solid #9e9e9e"/>
    </style:style>
    <style:style style:name="P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4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able_20_Contents" style:list-style-name="L2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6" style:family="paragraph" style:parent-style-name="Table_20_Contents" style:list-style-name="L3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7" style:family="paragraph" style:parent-style-name="Table_20_Contents" style:list-style-name="L4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8" style:family="paragraph" style:parent-style-name="Table_20_Contents" style:list-style-name="L5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9" style:family="paragraph" style:parent-style-name="Table_20_Contents" style:list-style-name="L6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0" style:family="paragraph" style:parent-style-name="Table_20_Contents">
      <style:paragraph-properties fo:margin-top="0.127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fo:background-color="#ffffff"/>
    </style:style>
    <style:style style:name="P11" style:family="paragraph" style:parent-style-name="Table_20_Contents">
      <style:paragraph-properties fo:margin-top="0.127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12" style:family="paragraph" style:parent-style-name="Text_20_body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798e9f46-7fff-ac25-fcae-e830db64d011"/> 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R Apps</text:p>
          </table:table-cell>
          <table:table-cell table:style-name="Table1.A1" office:value-type="string">
            <text:p text:style-name="P1">ADVANTAGES</text:p>
          </table:table-cell>
          <table:table-cell table:style-name="Table1.A1" office:value-type="string">
            <text:p text:style-name="P1">DISADVANTAGES</text:p>
          </table:table-cell>
        </table:table-row>
      </table:table>
      <text:p text:style-name="P12"> 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Brain 3D</text:p>
          </table:table-cell>
          <table:table-cell table:style-name="Table2.A1" office:value-type="string">
            <text:p text:style-name="P10">Discover how each brain region functions, what happens when it is injured, and how it is involved in mental illness.</text:p>
          </table:table-cell>
          <table:table-cell table:style-name="Table2.A1" office:value-type="string">
            <text:list xml:id="list350027260" text:style-name="L1">
              <text:list-item>
                <text:p text:style-name="P4">This app is designed for both iPhone and iPad.</text:p>
              </text:list-item>
            </text:list>
            <text:p text:style-name="Table_20_Contents"/>
          </table:table-cell>
        </table:table-row>
        <table:table-row>
          <table:table-cell table:style-name="Table2.A1" office:value-type="string">
            <text:p text:style-name="P1">Anatomy 4D</text:p>
          </table:table-cell>
          <table:table-cell table:style-name="Table2.A1" office:value-type="string">
            <text:p text:style-name="P11">It allows viewers to understand and interact with complex information with unprecedented ease, speed, and depth.</text:p>
          </table:table-cell>
          <table:table-cell table:style-name="Table2.A1" office:value-type="string">
            <text:list xml:id="list3870338010" text:style-name="L2">
              <text:list-item>
                <text:p text:style-name="P5">It is Paid</text:p>
              </text:list-item>
              <text:list-item>
                <text:p text:style-name="P5">Only teaches human body structure.</text:p>
              </text:list-item>
            </text:list>
          </table:table-cell>
        </table:table-row>
        <table:table-row>
          <table:table-cell table:style-name="Table2.A1" office:value-type="string">
            <text:p text:style-name="P1">Science AR</text:p>
          </table:table-cell>
          <table:table-cell table:style-name="Table2.A1" office:value-type="string">
            <text:p text:style-name="P11">Makes the Science AR posters come alive. This App works in conjunction with the Science AR posters.</text:p>
          </table:table-cell>
          <table:table-cell table:style-name="Table2.A1" office:value-type="string">
            <text:list xml:id="list1133918762" text:style-name="L3">
              <text:list-item>
                <text:p text:style-name="P6">This app is designed for both iPhone and iPad.</text:p>
              </text:list-item>
              <text:list-item>
                <text:p text:style-name="P6">Paid.</text:p>
              </text:list-item>
              <text:list-item>
                <text:p text:style-name="P6">Works on the posters from their site.</text:p>
              </text:list-item>
            </text:list>
          </table:table-cell>
        </table:table-row>
        <table:table-row>
          <table:table-cell table:style-name="Table2.A1" office:value-type="string">
            <text:p text:style-name="P1">Chemistry 101</text:p>
          </table:table-cell>
          <table:table-cell table:style-name="Table2.A1" office:value-type="string">
            <text:p text:style-name="P11">It revolutionizes the way to study formulation. With this app you will have in your hands the elements of the periodic table so that you can create thousands of chemical compounds.</text:p>
          </table:table-cell>
          <table:table-cell table:style-name="Table2.A1" office:value-type="string">
            <text:list xml:id="list3479166262" text:style-name="L4">
              <text:list-item>
                <text:p text:style-name="P7">App runs slowly.</text:p>
              </text:list-item>
              <text:list-item>
                <text:p text:style-name="P7">Specifically for college-level chemistry.</text:p>
              </text:list-item>
            </text:list>
          </table:table-cell>
        </table:table-row>
        <table:table-row>
          <table:table-cell table:style-name="Table2.A1" office:value-type="string">
            <text:p text:style-name="P1">Quiver</text:p>
          </table:table-cell>
          <table:table-cell table:style-name="Table2.A1" office:value-type="string">
            <text:p text:style-name="P3">The 3D Augmented Reality coloring book technology</text:p>
          </table:table-cell>
          <table:table-cell table:style-name="Table2.A1" office:value-type="string">
            <text:list xml:id="list1271077567" text:style-name="L5">
              <text:list-item>
                <text:p text:style-name="P8">The animation only works with books purchased from them.</text:p>
              </text:list-item>
              <text:list-item>
                <text:p text:style-name="P8">Paid.</text:p>
              </text:list-item>
            </text:list>
          </table:table-cell>
        </table:table-row>
        <table:table-row>
          <table:table-cell table:style-name="Table2.A1" office:value-type="string">
            <text:p text:style-name="P1">Physics lab AR</text:p>
          </table:table-cell>
          <table:table-cell table:style-name="Table2.A1" office:value-type="string">
            <text:p text:style-name="P11">Learn science by doing experiments in your virtual lab with Physics Lab.</text:p>
          </table:table-cell>
          <table:table-cell table:style-name="Table2.A1" office:value-type="string">
            <text:list xml:id="list4133735111" text:style-name="L6">
              <text:list-item>
                <text:p text:style-name="P9">Runs slowly.</text:p>
              </text:list-item>
              <text:list-item>
                <text:p text:style-name="P9">Paid.</text:p>
              </text:list-item>
              <text:list-item>
                <text:p text:style-name="P9">Specifically for Physics.</text:p>
              </text:list-item>
            </text:list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4T23:08:42.616341036</meta:creation-date>
    <dc:date>2021-01-14T23:10:13.743228451</dc:date>
    <meta:editing-duration>PT1M31S</meta:editing-duration>
    <meta:editing-cycles>1</meta:editing-cycles>
    <meta:document-statistic meta:table-count="2" meta:image-count="0" meta:object-count="0" meta:page-count="2" meta:paragraph-count="30" meta:word-count="189" meta:character-count="1072" meta:non-whitespace-character-count="922"/>
    <meta:generator>LibreOffice/6.4.6.2$Linux_X86_64 LibreOffice_project/40$Build-2</meta:generator>
  </office:meta>
</office:document-meta>
</file>